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9dc15" officeooo:paragraph-rsid="0009dc15"/>
    </style:style>
    <style:style style:name="P2" style:family="paragraph" style:parent-style-name="Standard">
      <style:paragraph-properties fo:margin-top="0in" fo:margin-bottom="0in" style:contextual-spacing="false"/>
      <style:text-properties style:font-name="Georgia" officeooo:rsid="000a87e7" officeooo:paragraph-rsid="000a87e7"/>
    </style:style>
    <style:style style:name="P3" style:family="paragraph" style:parent-style-name="Standard">
      <style:paragraph-properties fo:margin-top="0in" fo:margin-bottom="0in" style:contextual-spacing="false"/>
      <style:text-properties style:font-name="Georgia" officeooo:rsid="000b0975" officeooo:paragraph-rsid="000b0975"/>
    </style:style>
    <style:style style:name="P4" style:family="paragraph" style:parent-style-name="Standard">
      <style:paragraph-properties fo:margin-top="0in" fo:margin-bottom="0in" style:contextual-spacing="false"/>
      <style:text-properties style:font-name="Georgia" officeooo:rsid="000b88e5" officeooo:paragraph-rsid="000b88e5"/>
    </style:style>
    <style:style style:name="P5" style:family="paragraph" style:parent-style-name="Standard" style:master-page-name="Standard">
      <style:paragraph-properties fo:margin-top="0in" fo:margin-bottom="0in" style:contextual-spacing="false" style:page-number="auto"/>
      <style:text-properties style:font-name="Georgia" officeooo:rsid="0009dc15" officeooo:paragraph-rsid="0009dc15"/>
    </style:style>
    <style:style style:name="T1" style:family="text">
      <style:text-properties officeooo:rsid="000b88e5"/>
    </style:style>
    <style:style style:name="T2" style:family="text">
      <style:text-properties officeooo:rsid="000d18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vel six of the hospital was your normal torture chamber. Naturally to get by state and any other trespassers, the hospital said it was under construction and off limits to everyone, including hospital staff.</text:p>
      <text:p text:style-name="P1"/>
      <text:p text:style-name="P1">That story could only go on for so long before people became suspicious about what really went on upstairs, but for now it was safe. As safe as the asylum could make it.</text:p>
      <text:p text:style-name="P1"/>
      <text:p text:style-name="P2">Nothing mattered on level six, people didn't care what the patients went through. If they had been sent there, they were there for a reason.</text:p>
      <text:p text:style-name="P2"/>
      <text:p text:style-name="P3">Alexandria sat in the corner by herself. Beating her head against a brick wall, she wailed sounds that didn't make sense.</text:p>
      <text:p text:style-name="P3"/>
      <text:p text:style-name="P3">The orderlies had a tendency to ignore her. They didn't care if she hurt herself or not. As far as the staff were concerned, if she died it would be a blessing. <text:span text:style-name="T1">An odd blessing, but a blessing.</text:span></text:p>
      <text:p text:style-name="P3"/>
      <text:p text:style-name="P4">Still Alexandria kept bashing her head against the wall.</text:p>
      <text:p text:style-name="P4"/>
      <text:p text:style-name="P4">A man walked up to Alexandria. “Shouldn't do that miss.” He said in a hushed voice. “You'll probably die.”</text:p>
      <text:p text:style-name="P4"/>
      <text:p text:style-name="P4">“I want to die.” Alexandria said. “There's nothing left here.”</text:p>
      <text:p text:style-name="P4"/>
      <text:p text:style-name="P4"><text:soft-page-break/>The man nodded. “I see... they'll come for you, you know. They always come for those who are less fortunate. How else do you think they get away with it? People won't believe us. We're perfect candidates.”</text:p>
      <text:p text:style-name="P4"/>
      <text:p text:style-name="P4">Alexandria <text:span text:style-name="T2">waived</text:span> her hand. “Get away from me creepy man. I don't want to hear about it.”</text:p>
      <text:p text:style-name="P4"/>
      <text:p text:style-name="P4">The man nodded. “I see, well when you do want to talk about it... come find me. I'll let you in on all the secrets.”</text:p>
      <text:p text:style-name="P4"/>
      <text:p text:style-name="P4">He walked a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10-08T11:34:46.700210386</dc:date>
    <meta:editing-cycles>8</meta:editing-cycles>
    <meta:editing-duration>PT10M</meta:editing-duration>
    <meta:generator>LibreOffice/4.2.8.2$Linux_X86_64 LibreOffice_project/420m0$Build-2</meta:generator>
    <meta:document-statistic meta:table-count="0" meta:image-count="0" meta:object-count="0" meta:page-count="2" meta:paragraph-count="12" meta:word-count="271" meta:character-count="1481" meta:non-whitespace-character-count="1222"/>
    <meta:template xlink:type="simple" xlink:actuate="onRequest" xlink:title="Normal.dotm" xlink:href=""/>
  </office:meta>
</office:document-meta>
</file>